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3" style:family="table-cell" style:parent-style-name="Default" style:data-style-name="N1">
      <style:text-properties style:font-name="Liberation Sans" style:font-name-asian="ＭＳ Ｐゴシック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レベル</text:p>
          </table:table-cell>
          <table:table-cell office:value-type="string" calcext:value-type="string">
            <text:p>必要な経験値</text:p>
          </table:table-cell>
          <table:table-cell office:value-type="string" calcext:value-type="string">
            <text:p>必要な総経験値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MP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SUM([.B2:.B2])" office:value-type="float" office:value="0" calcext:value-type="float">
            <text:p>0</text:p>
          </table:table-cell>
          <table:table-cell table:formula="of:=15 + 4*(1+0.03*[.A2])*([.A2] - 1)" office:value-type="float" office:value="15" calcext:value-type="float">
            <text:p>15</text:p>
          </table:table-cell>
          <table:table-cell table:style-name="ce3" table:formula="of:=15 + 4*(1+0.03*[.A2])*([.A2] - 1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5 * 1.17 ^([.A3] - 1)" office:value-type="float" office:value="17.55" calcext:value-type="float">
            <text:p>18</text:p>
          </table:table-cell>
          <table:table-cell table:formula="of:=SUM([.B2:.B3])" office:value-type="float" office:value="17.55" calcext:value-type="float">
            <text:p>18</text:p>
          </table:table-cell>
          <table:table-cell table:formula="of:=15 + 4*(1+0.03*[.A3])*([.A3] - 1)" office:value-type="float" office:value="19.24" calcext:value-type="float">
            <text:p>19</text:p>
          </table:table-cell>
          <table:table-cell table:style-name="ce3" table:formula="of:=15 + 4*(1+0.03*[.A3])*([.A3] - 1)" office:value-type="float" office:value="19.24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5 * 1.17 ^([.A4] - 1)" office:value-type="float" office:value="20.5335" calcext:value-type="float">
            <text:p>21</text:p>
          </table:table-cell>
          <table:table-cell table:formula="of:=SUM([.B2:.B4])" office:value-type="float" office:value="38.0835" calcext:value-type="float">
            <text:p>38</text:p>
          </table:table-cell>
          <table:table-cell table:formula="of:=15 + 4*(1+0.03*[.A4])*([.A4] - 1)" office:value-type="float" office:value="23.72" calcext:value-type="float">
            <text:p>24</text:p>
          </table:table-cell>
          <table:table-cell table:style-name="ce3" table:formula="of:=15 + 4*(1+0.03*[.A4])*([.A4] - 1)" office:value-type="float" office:value="23.72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5 * 1.17 ^([.A5] - 1)" office:value-type="float" office:value="24.024195" calcext:value-type="float">
            <text:p>24</text:p>
          </table:table-cell>
          <table:table-cell table:formula="of:=SUM([.B2:.B5])" office:value-type="float" office:value="62.107695" calcext:value-type="float">
            <text:p>62</text:p>
          </table:table-cell>
          <table:table-cell table:formula="of:=15 + 4*(1+0.03*[.A5])*([.A5] - 1)" office:value-type="float" office:value="28.44" calcext:value-type="float">
            <text:p>28</text:p>
          </table:table-cell>
          <table:table-cell table:style-name="ce3" table:formula="of:=15 + 4*(1+0.03*[.A5])*([.A5] - 1)" office:value-type="float" office:value="28.44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5 * 1.17 ^([.A6] - 1)" office:value-type="float" office:value="28.10830815" calcext:value-type="float">
            <text:p>28</text:p>
          </table:table-cell>
          <table:table-cell table:formula="of:=SUM([.B2:.B6])" office:value-type="float" office:value="90.21600315" calcext:value-type="float">
            <text:p>90</text:p>
          </table:table-cell>
          <table:table-cell table:formula="of:=15 + 4*(1+0.03*[.A6])*([.A6] - 1)" office:value-type="float" office:value="33.4" calcext:value-type="float">
            <text:p>33</text:p>
          </table:table-cell>
          <table:table-cell table:style-name="ce3" table:formula="of:=15 + 4*(1+0.03*[.A6])*([.A6] - 1)" office:value-type="float" office:value="33.4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5 * 1.17 ^([.A7] - 1)" office:value-type="float" office:value="32.8867205355" calcext:value-type="float">
            <text:p>33</text:p>
          </table:table-cell>
          <table:table-cell table:formula="of:=SUM([.B2:.B7])" office:value-type="float" office:value="123.1027236855" calcext:value-type="float">
            <text:p>123</text:p>
          </table:table-cell>
          <table:table-cell table:formula="of:=15 + 4*(1+0.03*[.A7])*([.A7] - 1)" office:value-type="float" office:value="38.6" calcext:value-type="float">
            <text:p>39</text:p>
          </table:table-cell>
          <table:table-cell table:style-name="ce3" table:formula="of:=15 + 4*(1+0.03*[.A7])*([.A7] - 1)" office:value-type="float" office:value="38.6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5 * 1.17 ^([.A8] - 1)" office:value-type="float" office:value="38.477463026535" calcext:value-type="float">
            <text:p>38</text:p>
          </table:table-cell>
          <table:table-cell table:formula="of:=SUM([.B2:.B8])" office:value-type="float" office:value="161.580186712035" calcext:value-type="float">
            <text:p>162</text:p>
          </table:table-cell>
          <table:table-cell table:formula="of:=15 + 4*(1+0.03*[.A8])*([.A8] - 1)" office:value-type="float" office:value="44.04" calcext:value-type="float">
            <text:p>44</text:p>
          </table:table-cell>
          <table:table-cell table:style-name="ce3" table:formula="of:=15 + 4*(1+0.03*[.A8])*([.A8] - 1)" office:value-type="float" office:value="44.0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5 * 1.17 ^([.A9] - 1)" office:value-type="float" office:value="45.0186317410459" calcext:value-type="float">
            <text:p>45</text:p>
          </table:table-cell>
          <table:table-cell table:formula="of:=SUM([.B2:.B9])" office:value-type="float" office:value="206.598818453081" calcext:value-type="float">
            <text:p>207</text:p>
          </table:table-cell>
          <table:table-cell table:formula="of:=15 + 4*(1+0.03*[.A9])*([.A9] - 1)" office:value-type="float" office:value="49.72" calcext:value-type="float">
            <text:p>50</text:p>
          </table:table-cell>
          <table:table-cell table:style-name="ce3" table:formula="of:=15 + 4*(1+0.03*[.A9])*([.A9] - 1)" office:value-type="float" office:value="49.72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5 * 1.17 ^([.A10] - 1)" office:value-type="float" office:value="52.6717991370237" calcext:value-type="float">
            <text:p>53</text:p>
          </table:table-cell>
          <table:table-cell table:formula="of:=SUM([.B2:.B10])" office:value-type="float" office:value="259.270617590105" calcext:value-type="float">
            <text:p>259</text:p>
          </table:table-cell>
          <table:table-cell table:formula="of:=15 + 4*(1+0.03*[.A10])*([.A10] - 1)" office:value-type="float" office:value="55.64" calcext:value-type="float">
            <text:p>56</text:p>
          </table:table-cell>
          <table:table-cell table:style-name="ce3" table:formula="of:=15 + 4*(1+0.03*[.A10])*([.A10] - 1)" office:value-type="float" office:value="55.64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5 * 1.17 ^([.A11] - 1)" office:value-type="float" office:value="61.6260049903178" calcext:value-type="float">
            <text:p>62</text:p>
          </table:table-cell>
          <table:table-cell table:formula="of:=SUM([.B2:.B11])" office:value-type="float" office:value="320.896622580422" calcext:value-type="float">
            <text:p>321</text:p>
          </table:table-cell>
          <table:table-cell table:formula="of:=15 + 4*(1+0.03*[.A11])*([.A11] - 1)" office:value-type="float" office:value="61.8" calcext:value-type="float">
            <text:p>62</text:p>
          </table:table-cell>
          <table:table-cell table:style-name="ce3" table:formula="of:=15 + 4*(1+0.03*[.A11])*([.A11] - 1)" office:value-type="float" office:value="61.8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5 * 1.17 ^([.A12] - 1)" office:value-type="float" office:value="72.1024258386718" calcext:value-type="float">
            <text:p>72</text:p>
          </table:table-cell>
          <table:table-cell table:formula="of:=SUM([.B2:.B12])" office:value-type="float" office:value="392.999048419094" calcext:value-type="float">
            <text:p>393</text:p>
          </table:table-cell>
          <table:table-cell table:formula="of:=15 + 4*(1+0.03*[.A12])*([.A12] - 1)" office:value-type="float" office:value="68.2" calcext:value-type="float">
            <text:p>68</text:p>
          </table:table-cell>
          <table:table-cell table:style-name="ce3" table:formula="of:=15 + 4*(1+0.03*[.A12])*([.A12] - 1)" office:value-type="float" office:value="68.2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5 * 1.17 ^([.A13] - 1)" office:value-type="float" office:value="84.359838231246" calcext:value-type="float">
            <text:p>84</text:p>
          </table:table-cell>
          <table:table-cell table:formula="of:=SUM([.B2:.B13])" office:value-type="float" office:value="477.35888665034" calcext:value-type="float">
            <text:p>477</text:p>
          </table:table-cell>
          <table:table-cell table:formula="of:=15 + 4*(1+0.03*[.A13])*([.A13] - 1)" office:value-type="float" office:value="74.84" calcext:value-type="float">
            <text:p>75</text:p>
          </table:table-cell>
          <table:table-cell table:style-name="ce3" table:formula="of:=15 + 4*(1+0.03*[.A13])*([.A13] - 1)" office:value-type="float" office:value="74.84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5 * 1.17 ^([.A14] - 1)" office:value-type="float" office:value="98.7010107305578" calcext:value-type="float">
            <text:p>99</text:p>
          </table:table-cell>
          <table:table-cell table:formula="of:=SUM([.B2:.B14])" office:value-type="float" office:value="576.059897380898" calcext:value-type="float">
            <text:p>576</text:p>
          </table:table-cell>
          <table:table-cell table:formula="of:=15 + 4*(1+0.03*[.A14])*([.A14] - 1)" office:value-type="float" office:value="81.72" calcext:value-type="float">
            <text:p>82</text:p>
          </table:table-cell>
          <table:table-cell table:style-name="ce3" table:formula="of:=15 + 4*(1+0.03*[.A14])*([.A14] - 1)" office:value-type="float" office:value="81.7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5 * 1.17 ^([.A15] - 1)" office:value-type="float" office:value="115.480182554753" calcext:value-type="float">
            <text:p>115</text:p>
          </table:table-cell>
          <table:table-cell table:formula="of:=SUM([.B2:.B15])" office:value-type="float" office:value="691.540079935651" calcext:value-type="float">
            <text:p>692</text:p>
          </table:table-cell>
          <table:table-cell table:formula="of:=15 + 4*(1+0.03*[.A15])*([.A15] - 1)" office:value-type="float" office:value="88.84" calcext:value-type="float">
            <text:p>89</text:p>
          </table:table-cell>
          <table:table-cell table:style-name="ce3" table:formula="of:=15 + 4*(1+0.03*[.A15])*([.A15] - 1)" office:value-type="float" office:value="88.84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5 * 1.17 ^([.A16] - 1)" office:value-type="float" office:value="135.111813589061" calcext:value-type="float">
            <text:p>135</text:p>
          </table:table-cell>
          <table:table-cell table:formula="of:=SUM([.B2:.B16])" office:value-type="float" office:value="826.651893524712" calcext:value-type="float">
            <text:p>827</text:p>
          </table:table-cell>
          <table:table-cell table:formula="of:=15 + 4*(1+0.03*[.A16])*([.A16] - 1)" office:value-type="float" office:value="96.2" calcext:value-type="float">
            <text:p>96</text:p>
          </table:table-cell>
          <table:table-cell table:style-name="ce3" table:formula="of:=15 + 4*(1+0.03*[.A16])*([.A16] - 1)" office:value-type="float" office:value="96.2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5 * 1.17 ^([.A17] - 1)" office:value-type="float" office:value="158.080821899201" calcext:value-type="float">
            <text:p>158</text:p>
          </table:table-cell>
          <table:table-cell table:formula="of:=SUM([.B2:.B17])" office:value-type="float" office:value="984.732715423913" calcext:value-type="float">
            <text:p>985</text:p>
          </table:table-cell>
          <table:table-cell table:formula="of:=15 + 4*(1+0.03*[.A17])*([.A17] - 1)" office:value-type="float" office:value="103.8" calcext:value-type="float">
            <text:p>104</text:p>
          </table:table-cell>
          <table:table-cell table:style-name="ce3" table:formula="of:=15 + 4*(1+0.03*[.A17])*([.A17] - 1)" office:value-type="float" office:value="103.8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5 * 1.17 ^([.A18] - 1)" office:value-type="float" office:value="184.954561622065" calcext:value-type="float">
            <text:p>185</text:p>
          </table:table-cell>
          <table:table-cell table:formula="of:=SUM([.B2:.B18])" office:value-type="float" office:value="1169.68727704598" calcext:value-type="float">
            <text:p>1170</text:p>
          </table:table-cell>
          <table:table-cell table:formula="of:=15 + 4*(1+0.03*[.A18])*([.A18] - 1)" office:value-type="float" office:value="111.64" calcext:value-type="float">
            <text:p>112</text:p>
          </table:table-cell>
          <table:table-cell table:style-name="ce3" table:formula="of:=15 + 4*(1+0.03*[.A18])*([.A18] - 1)" office:value-type="float" office:value="111.64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5 * 1.17 ^([.A19] - 1)" office:value-type="float" office:value="216.396837097816" calcext:value-type="float">
            <text:p>216</text:p>
          </table:table-cell>
          <table:table-cell table:formula="of:=SUM([.B2:.B19])" office:value-type="float" office:value="1386.08411414379" calcext:value-type="float">
            <text:p>1386</text:p>
          </table:table-cell>
          <table:table-cell table:formula="of:=15 + 4*(1+0.03*[.A19])*([.A19] - 1)" office:value-type="float" office:value="119.72" calcext:value-type="float">
            <text:p>120</text:p>
          </table:table-cell>
          <table:table-cell table:style-name="ce3" table:formula="of:=15 + 4*(1+0.03*[.A19])*([.A19] - 1)" office:value-type="float" office:value="119.72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5 * 1.17 ^([.A20] - 1)" office:value-type="float" office:value="253.184299404445" calcext:value-type="float">
            <text:p>253</text:p>
          </table:table-cell>
          <table:table-cell table:formula="of:=SUM([.B2:.B20])" office:value-type="float" office:value="1639.26841354824" calcext:value-type="float">
            <text:p>1639</text:p>
          </table:table-cell>
          <table:table-cell table:formula="of:=15 + 4*(1+0.03*[.A20])*([.A20] - 1)" office:value-type="float" office:value="128.04" calcext:value-type="float">
            <text:p>128</text:p>
          </table:table-cell>
          <table:table-cell table:style-name="ce3" table:formula="of:=15 + 4*(1+0.03*[.A20])*([.A20] - 1)" office:value-type="float" office:value="128.04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5 * 1.17 ^([.A21] - 1)" office:value-type="float" office:value="296.2256303032" calcext:value-type="float">
            <text:p>296</text:p>
          </table:table-cell>
          <table:table-cell table:formula="of:=SUM([.B2:.B21])" office:value-type="float" office:value="1935.49404385144" calcext:value-type="float">
            <text:p>1935</text:p>
          </table:table-cell>
          <table:table-cell table:formula="of:=15 + 4*(1+0.03*[.A21])*([.A21] - 1)" office:value-type="float" office:value="136.6" calcext:value-type="float">
            <text:p>137</text:p>
          </table:table-cell>
          <table:table-cell table:style-name="ce3" table:formula="of:=15 + 4*(1+0.03*[.A21])*([.A21] - 1)" office:value-type="float" office:value="136.6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5 * 1.17 ^([.A22] - 1)" office:value-type="float" office:value="346.583987454744" calcext:value-type="float">
            <text:p>347</text:p>
          </table:table-cell>
          <table:table-cell table:formula="of:=SUM([.B2:.B22])" office:value-type="float" office:value="2282.07803130618" calcext:value-type="float">
            <text:p>2282</text:p>
          </table:table-cell>
          <table:table-cell table:formula="of:=15 + 4*(1+0.03*[.A22])*([.A22] - 1)" office:value-type="float" office:value="145.4" calcext:value-type="float">
            <text:p>145</text:p>
          </table:table-cell>
          <table:table-cell table:style-name="ce3" table:formula="of:=15 + 4*(1+0.03*[.A22])*([.A22] - 1)" office:value-type="float" office:value="145.4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5 * 1.17 ^([.A23] - 1)" office:value-type="float" office:value="405.503265322051" calcext:value-type="float">
            <text:p>406</text:p>
          </table:table-cell>
          <table:table-cell table:formula="of:=SUM([.B2:.B23])" office:value-type="float" office:value="2687.58129662823" calcext:value-type="float">
            <text:p>2688</text:p>
          </table:table-cell>
          <table:table-cell table:formula="of:=15 + 4*(1+0.03*[.A23])*([.A23] - 1)" office:value-type="float" office:value="154.44" calcext:value-type="float">
            <text:p>154</text:p>
          </table:table-cell>
          <table:table-cell table:style-name="ce3" table:formula="of:=15 + 4*(1+0.03*[.A23])*([.A23] - 1)" office:value-type="float" office:value="154.4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5 * 1.17 ^([.A24] - 1)" office:value-type="float" office:value="474.438820426799" calcext:value-type="float">
            <text:p>474</text:p>
          </table:table-cell>
          <table:table-cell table:formula="of:=SUM([.B2:.B24])" office:value-type="float" office:value="3162.02011705503" calcext:value-type="float">
            <text:p>3162</text:p>
          </table:table-cell>
          <table:table-cell table:formula="of:=15 + 4*(1+0.03*[.A24])*([.A24] - 1)" office:value-type="float" office:value="163.72" calcext:value-type="float">
            <text:p>164</text:p>
          </table:table-cell>
          <table:table-cell table:style-name="ce3" table:formula="of:=15 + 4*(1+0.03*[.A24])*([.A24] - 1)" office:value-type="float" office:value="163.72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5 * 1.17 ^([.A25] - 1)" office:value-type="float" office:value="555.093419899355" calcext:value-type="float">
            <text:p>555</text:p>
          </table:table-cell>
          <table:table-cell table:formula="of:=SUM([.B2:.B25])" office:value-type="float" office:value="3717.11353695439" calcext:value-type="float">
            <text:p>3717</text:p>
          </table:table-cell>
          <table:table-cell table:formula="of:=15 + 4*(1+0.03*[.A25])*([.A25] - 1)" office:value-type="float" office:value="173.24" calcext:value-type="float">
            <text:p>173</text:p>
          </table:table-cell>
          <table:table-cell table:style-name="ce3" table:formula="of:=15 + 4*(1+0.03*[.A25])*([.A25] - 1)" office:value-type="float" office:value="173.24" calcext:value-type="float">
            <text:p>173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5 * 1.17 ^([.A26] - 1)" office:value-type="float" office:value="649.459301282246" calcext:value-type="float">
            <text:p>649</text:p>
          </table:table-cell>
          <table:table-cell table:formula="of:=SUM([.B2:.B26])" office:value-type="float" office:value="4366.57283823663" calcext:value-type="float">
            <text:p>4367</text:p>
          </table:table-cell>
          <table:table-cell table:formula="of:=15 + 4*(1+0.03*[.A26])*([.A26] - 1)" office:value-type="float" office:value="183" calcext:value-type="float">
            <text:p>183</text:p>
          </table:table-cell>
          <table:table-cell table:style-name="ce3" table:formula="of:=15 + 4*(1+0.03*[.A26])*([.A26] - 1)"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5 * 1.17 ^([.A27] - 1)" office:value-type="float" office:value="759.867382500227" calcext:value-type="float">
            <text:p>760</text:p>
          </table:table-cell>
          <table:table-cell table:formula="of:=SUM([.B2:.B27])" office:value-type="float" office:value="5126.44022073686" calcext:value-type="float">
            <text:p>5126</text:p>
          </table:table-cell>
          <table:table-cell table:formula="of:=15 + 4*(1+0.03*[.A27])*([.A27] - 1)" office:value-type="float" office:value="193" calcext:value-type="float">
            <text:p>193</text:p>
          </table:table-cell>
          <table:table-cell table:style-name="ce3" table:formula="of:=15 + 4*(1+0.03*[.A27])*([.A27] - 1)"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5 * 1.17 ^([.A28] - 1)" office:value-type="float" office:value="889.044837525266" calcext:value-type="float">
            <text:p>889</text:p>
          </table:table-cell>
          <table:table-cell table:formula="of:=SUM([.B2:.B28])" office:value-type="float" office:value="6015.48505826213" calcext:value-type="float">
            <text:p>6015</text:p>
          </table:table-cell>
          <table:table-cell table:formula="of:=15 + 4*(1+0.03*[.A28])*([.A28] - 1)" office:value-type="float" office:value="203.24" calcext:value-type="float">
            <text:p>203</text:p>
          </table:table-cell>
          <table:table-cell table:style-name="ce3" table:formula="of:=15 + 4*(1+0.03*[.A28])*([.A28] - 1)" office:value-type="float" office:value="203.24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5 * 1.17 ^([.A29] - 1)" office:value-type="float" office:value="1040.18245990456" calcext:value-type="float">
            <text:p>1040</text:p>
          </table:table-cell>
          <table:table-cell table:formula="of:=SUM([.B2:.B29])" office:value-type="float" office:value="7055.66751816669" calcext:value-type="float">
            <text:p>7056</text:p>
          </table:table-cell>
          <table:table-cell table:formula="of:=15 + 4*(1+0.03*[.A29])*([.A29] - 1)" office:value-type="float" office:value="213.72" calcext:value-type="float">
            <text:p>214</text:p>
          </table:table-cell>
          <table:table-cell table:style-name="ce3" table:formula="of:=15 + 4*(1+0.03*[.A29])*([.A29] - 1)" office:value-type="float" office:value="213.72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5 * 1.17 ^([.A30] - 1)" office:value-type="float" office:value="1217.01347808834" calcext:value-type="float">
            <text:p>1217</text:p>
          </table:table-cell>
          <table:table-cell table:formula="of:=SUM([.B2:.B30])" office:value-type="float" office:value="8272.68099625503" calcext:value-type="float">
            <text:p>8273</text:p>
          </table:table-cell>
          <table:table-cell table:formula="of:=15 + 4*(1+0.03*[.A30])*([.A30] - 1)" office:value-type="float" office:value="224.44" calcext:value-type="float">
            <text:p>224</text:p>
          </table:table-cell>
          <table:table-cell table:style-name="ce3" table:formula="of:=15 + 4*(1+0.03*[.A30])*([.A30] - 1)" office:value-type="float" office:value="224.4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5 * 1.17 ^([.A31] - 1)" office:value-type="float" office:value="1423.90576936335" calcext:value-type="float">
            <text:p>1424</text:p>
          </table:table-cell>
          <table:table-cell table:formula="of:=SUM([.B2:.B31])" office:value-type="float" office:value="9696.58676561838" calcext:value-type="float">
            <text:p>9697</text:p>
          </table:table-cell>
          <table:table-cell table:formula="of:=15 + 4*(1+0.03*[.A31])*([.A31] - 1)" office:value-type="float" office:value="235.4" calcext:value-type="float">
            <text:p>235</text:p>
          </table:table-cell>
          <table:table-cell table:style-name="ce3" table:formula="of:=15 + 4*(1+0.03*[.A31])*([.A31] - 1)" office:value-type="float" office:value="235.4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99999" calcext:value-type="float">
            <text:p>9999999</text:p>
          </table:table-cell>
          <table:table-cell table:formula="of:=SUM([.B2:.B32])" office:value-type="float" office:value="10009695.5867656" calcext:value-type="float">
            <text:p>10009696</text:p>
          </table:table-cell>
          <table:table-cell table:formula="of:=15 + 4*(1+0.03*[.A32])*([.A32] - 1)" office:value-type="float" office:value="246.6" calcext:value-type="float">
            <text:p>247</text:p>
          </table:table-cell>
          <table:table-cell table:style-name="ce3" table:formula="of:=15 + 4*(1+0.03*[.A32])*([.A32] - 1)" office:value-type="float" office:value="246.6" calcext:value-type="float">
            <text:p>247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00/00/00</text:date>, <text:time style:data-style-name="N2" text:time-value="00:39:02.24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2:13:24.659000000</meta:creation-date>
    <meta:generator>LibreOffice/5.3.2.2$Windows_x86 LibreOffice_project/6cd4f1ef626f15116896b1d8e1398b56da0d0ee1</meta:generator>
    <dc:date>2017-12-07T00:40:44.655000000</dc:date>
    <meta:editing-duration>PT21M4S</meta:editing-duration>
    <meta:editing-cycles>6</meta:editing-cycles>
    <meta:document-statistic meta:table-count="1" meta:cell-count="160" meta:object-count="0"/>
  </office:meta>
</office:document-meta>
</file>